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57in" style:rel-column-width="3061*"/>
    </style:style>
    <style:style style:name="Table1.B" style:family="table-column">
      <style:table-column-properties style:column-width="4.7993in" style:rel-column-width="6911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482" officeooo:paragraph-rsid="000d9482"/>
    </style:style>
    <style:style style:name="P2" style:family="paragraph" style:parent-style-name="Standard">
      <style:paragraph-properties fo:text-align="center" style:justify-single-word="false"/>
      <style:text-properties officeooo:rsid="000d9482" officeooo:paragraph-rsid="000d9482"/>
    </style:style>
    <style:style style:name="P3" style:family="paragraph" style:parent-style-name="Standard">
      <style:text-properties fo:font-style="italic" officeooo:rsid="000d9482" officeooo:paragraph-rsid="000d9482" style:font-style-asian="italic" style:font-style-complex="italic"/>
    </style:style>
    <style:style style:name="P4" style:family="paragraph" style:parent-style-name="Standard">
      <style:text-properties officeooo:rsid="000ecf17" officeooo:paragraph-rsid="000ecf17"/>
    </style:style>
    <style:style style:name="P5" style:family="paragraph" style:parent-style-name="Standard" style:list-style-name="L1">
      <style:text-properties officeooo:rsid="000ecf17" officeooo:paragraph-rsid="000ecf17"/>
    </style:style>
    <style:style style:name="P6" style:family="paragraph" style:parent-style-name="Standard" style:list-style-name="L1">
      <style:text-properties officeooo:rsid="000f5232" officeooo:paragraph-rsid="000f5232"/>
    </style:style>
    <style:style style:name="P7" style:family="paragraph" style:parent-style-name="Standard">
      <style:text-properties officeooo:rsid="000f5232" officeooo:paragraph-rsid="000f5232"/>
    </style:style>
    <style:style style:name="P8" style:family="paragraph" style:parent-style-name="Standard" style:list-style-name="L3">
      <style:text-properties officeooo:rsid="000f5232" officeooo:paragraph-rsid="000f5232"/>
    </style:style>
    <style:style style:name="P9" style:family="paragraph" style:parent-style-name="Standard">
      <style:text-properties officeooo:rsid="001140c7" officeooo:paragraph-rsid="001140c7"/>
    </style:style>
    <style:style style:name="P10" style:family="paragraph" style:parent-style-name="Table_20_Contents">
      <style:text-properties officeooo:rsid="000d9482" officeooo:paragraph-rsid="000d9482"/>
    </style:style>
    <style:style style:name="P11" style:family="paragraph" style:parent-style-name="Table_20_Contents">
      <style:text-properties officeooo:rsid="000ecf17" officeooo:paragraph-rsid="000ecf17"/>
    </style:style>
    <style:style style:name="P12" style:family="paragraph">
      <style:paragraph-properties fo:text-align="center"/>
    </style:style>
    <style:style style:name="T1" style:family="text">
      <style:text-properties officeooo:rsid="000ecf17"/>
    </style:style>
    <style:style style:name="T2" style:family="text">
      <style:text-properties officeooo:rsid="0010bb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598in" svg:stroke-color="#000000" draw:marker-start-width="0.228in" draw:marker-end-width="0.228in" svg:stroke-linecap="round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bol for Mathematics</text:p>
      <text:p text:style-name="P2">by Sven Nilsen, 2019</text:p>
      <text:p text:style-name="P1"/>
      <text:p text:style-name="P3">In this paper I suggest a symbol for mathematics. The intention is to start an informal discussion about the role of mathematics in society <text:span text:style-name="T1">and cultural significance</text:span>. Why do we have symbols for things like gender and love, but not mathematics?</text:p>
      <text:p text:style-name="P1"/>
      <text:p text:style-name="P1">Mathematics is an integrated part of society and used everywhere. Every natural language on Earth has a word meaning roughly the same as “mathematics” in English, for exampl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English</text:p>
          </table:table-cell>
          <table:table-cell table:style-name="Table1.B1" office:value-type="string">
            <text:p text:style-name="P10"><text:span text:style-name="T1">m</text:span>athematics</text:p>
          </table:table-cell>
        </table:table-row>
        <table:table-row>
          <table:table-cell table:style-name="Table1.A2" office:value-type="string">
            <text:p text:style-name="P10">French</text:p>
          </table:table-cell>
          <table:table-cell table:style-name="Table1.B6" office:value-type="string">
            <text:p text:style-name="Table_20_Contents">mathématiques</text:p>
          </table:table-cell>
        </table:table-row>
        <table:table-row>
          <table:table-cell table:style-name="Table1.A2" office:value-type="string">
            <text:p text:style-name="P11">Spanish</text:p>
          </table:table-cell>
          <table:table-cell table:style-name="Table1.B6" office:value-type="string">
            <text:p text:style-name="Table_20_Contents">matemáticas</text:p>
          </table:table-cell>
        </table:table-row>
        <table:table-row>
          <table:table-cell table:style-name="Table1.A2" office:value-type="string">
            <text:p text:style-name="P11">Arabic</text:p>
          </table:table-cell>
          <table:table-cell table:style-name="Table1.B6" office:value-type="string">
            <text:p text:style-name="Table_20_Contents">الرياضيات</text:p>
          </table:table-cell>
        </table:table-row>
        <table:table-row>
          <table:table-cell table:style-name="Table1.A2" office:value-type="string">
            <text:p text:style-name="P11">Japanese</text:p>
          </table:table-cell>
          <table:table-cell table:style-name="Table1.B6" office:value-type="string">
            <text:p text:style-name="Table_20_Contents">数学</text:p>
          </table:table-cell>
        </table:table-row>
        <table:table-row>
          <table:table-cell table:style-name="Table1.A2" office:value-type="string">
            <text:p text:style-name="P11">Punjabi</text:p>
          </table:table-cell>
          <table:table-cell table:style-name="Table1.B6" office:value-type="string">
            <text:p text:style-name="P11">ਗਣਿਤ</text:p>
          </table:table-cell>
        </table:table-row>
        <table:table-row>
          <table:table-cell table:style-name="Table1.A2" office:value-type="string">
            <text:p text:style-name="P11">Norwegian</text:p>
          </table:table-cell>
          <table:table-cell table:style-name="Table1.B7" office:value-type="string">
            <text:p text:style-name="P11">mattematikk</text:p>
          </table:table-cell>
        </table:table-row>
      </table:table>
      <text:p text:style-name="P1"/>
      <text:p text:style-name="P4">A common symbol for mathematics would have the following benefits:</text:p>
      <text:p text:style-name="P4"/>
      <text:list xml:id="list3145680548879751436" text:style-name="L1">
        <text:list-item>
          <text:p text:style-name="P5">Recognition no matter language one use to write</text:p>
        </text:list-item>
        <text:list-item>
          <text:p text:style-name="P5">Acceptance of mathematics as a universal tool across cultures</text:p>
        </text:list-item>
        <text:list-item>
          <text:p text:style-name="P6">Make new generations of people more interested in learning more mathematics</text:p>
        </text:list-item>
      </text:list>
      <text:p text:style-name="P7"/>
      <text:p text:style-name="P7">My humble suggestion is the following symbol for mathematics:</text:p>
      <text:p text:style-name="P7"><draw:line text:anchor-type="paragraph" draw:z-index="0" draw:name="Shape1" draw:style-name="gr1" draw:text-style-name="P12" svg:x1="3.0323in" svg:y1="0.1689in" svg:x2="1.9957in" svg:y2="1.7508in"><text:p/></draw:line><draw:line text:anchor-type="paragraph" draw:z-index="1" draw:name="Shape1" draw:style-name="gr1" draw:text-style-name="P12" svg:x1="3.0327in" svg:y1="0.1689in" svg:x2="4.2008in" svg:y2="1.7705in"><text:p/></draw:line></text:p>
      <text:p text:style-name="P7"><draw:line text:anchor-type="paragraph" draw:z-index="2" draw:name="Shape1" draw:style-name="gr1" draw:text-style-name="P12" svg:x1="3.6291in" svg:y1="1.5591in" svg:x2="1.9957in" svg:y2="1.5591in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e inspiration is the following, <text:span text:style-name="T2">besides being very simple to draw</text:span>:</text:p>
      <text:p text:style-name="P7"/>
      <text:list xml:id="list8281575743234472845" text:style-name="L3">
        <text:list-item>
          <text:p text:style-name="P8">Mathematics as grounded in abstract reasoning (starting from the top instead of bottom)</text:p>
        </text:list-item>
        <text:list-item>
          <text:p text:style-name="P8">Mathematics as the search for symmetry and balance (making both sides same angle)</text:p>
        </text:list-item>
        <text:list-item>
          <text:p text:style-name="P8">Mathematics as a tool for problem solving (the incomplete line at the bottom)</text:p>
        </text:list-item>
        <text:list-item>
          <text:p text:style-name="P8">Mathematics as <text:span text:style-name="T2">long </text:span>tradition <text:span text:style-name="T2">of geometry and rigorous discipline</text:span> (triangle <text:span text:style-name="T2">with straight edges)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26:08.201256000</meta:creation-date>
    <dc:date>2019-02-10T23:09:14.323260000</dc:date>
    <meta:editing-duration>PT11M14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1" meta:paragraph-count="28" meta:word-count="208" meta:character-count="1300" meta:non-whitespace-character-count="1128"/>
  </office:meta>
</office:document-meta>
</file>